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officeooo:paragraph-rsid="001b8025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normal" officeooo:paragraph-rsid="001b8025" style:font-name-asian="Calibri1" style:font-size-asian="11pt" style:font-weight-asian="normal" style:font-name-complex="Calibri1" style:font-size-complex="11pt" style:font-weight-complex="normal"/>
    </style:style>
    <style:style style:name="P9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P10" style:family="paragraph" style:parent-style-name="Standard" style:list-style-name="WWNum3">
      <style:paragraph-properties fo:hyphenation-ladder-count="no-limit"/>
      <style:text-properties style:font-name="Calibri" fo:font-size="11pt" officeooo:paragraph-rsid="001f5f0d" style:font-name-asian="Calibri1" style:font-size-asian="11pt" style:font-name-complex="Calibri1" style:font-size-complex="11pt" fo:hyphenate="false" fo:hyphenation-remain-char-count="2" fo:hyphenation-push-char-count="2"/>
    </style:style>
    <style:style style:name="P11" style:family="paragraph" style:parent-style-name="Standard" style:list-style-name="WWNum3">
      <style:paragraph-properties fo:hyphenation-ladder-count="no-limit"/>
      <style:text-properties officeooo:paragraph-rsid="001f5f0d" fo:hyphenate="false" fo:hyphenation-remain-char-count="2" fo:hyphenation-push-char-count="2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officeooo:paragraph-rsid="001f5f0d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e1b4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e4216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8a7ee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b8025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c596e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cb9b1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10" style:family="text">
      <style:text-properties officeooo:rsid="0018a7ee"/>
    </style:style>
    <style:style style:name="T11" style:family="text">
      <style:text-properties officeooo:rsid="001a0ccc"/>
    </style:style>
    <style:style style:name="T12" style:family="text">
      <style:text-properties officeooo:rsid="001c596e"/>
    </style:style>
    <style:style style:name="T13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<text:span text:style-name="T1">Title</text:span><text:span text:style-name="T4">: App </text:span><text:span text:style-name="T5">Launch</text:span></text:p>
      <text:p text:style-name="P4"><text:span text:style-name="T1">Description:</text:span><text:span text:style-name="T4"> <text:s/></text:span><text:span text:style-name="T5">The App provides the User with the Main Menu Screen and the four Menu Buttons upon launch.</text:span></text:p>
      <text:p text:style-name="P2">Pre-conditions:</text:p>
      <text:list xml:id="list8146984978047706645" text:style-name="WWNum1">
        <text:list-item>
          <text:p text:style-name="P12">The <text:span text:style-name="T10">User</text:span> <text:span text:style-name="T10">has successfully installed the App</text:span>.</text:p>
        </text:list-item>
      </text:list>
      <text:p text:style-name="P5"/>
      <text:p text:style-name="P2">Post-conditions:</text:p>
      <text:list xml:id="list7593352598423736331" text:style-name="WWNum4">
        <text:list-item>
          <text:p text:style-name="P9">The App displays <text:span text:style-name="T11">the Main Menu Screen with the Main Menu and all four Menu Buttons at the bottom of the Screen.</text:span></text:p>
        </text:list-item>
      </text:list>
      <text:p text:style-name="P1"/>
      <text:p text:style-name="P2">Actors:</text:p>
      <text:list xml:id="list1354060353748329900" text:style-name="WWNum2">
        <text:list-item>
          <text:p text:style-name="P13">User</text:p>
        </text:list-item>
        <text:list-item>
          <text:p text:style-name="P14">App</text:p>
        </text:list-item>
      </text:list>
      <text:p text:style-name="P6"/>
      <text:p text:style-name="P2">Main Success Scenario: </text:p>
      <text:list xml:id="list4434728589526259865" text:style-name="WWNum3">
        <text:list-item>
          <text:p text:style-name="P10"><text:span text:style-name="T13">The </text:span>User <text:span text:style-name="T12">launches the App on their Device.</text:span></text:p>
        </text:list-item>
        <text:list-item>
          <text:p text:style-name="P10"><text:span text:style-name="T13">The </text:span>App <text:span text:style-name="T12">displays Main Menu Screen with PSU Harrisburg Logo as the background image.</text:span></text:p>
        </text:list-item>
        <text:list-item>
          <text:p text:style-name="P11"><text:span text:style-name="T9">The </text:span><text:span text:style-name="T4">App </text:span><text:span text:style-name="T7">displays the Main Menu at the bottom of the Screen </text:span><text:span text:style-name="T8">along with the Service Menu Button, Room Menu Button, My Location Menu Button, and Scavenger Hunt Menu Button.</text:span></text:p>
        </text:list-item>
      </text:list>
      <text:p text:style-name="P7"><text:s/></text:p>
      <text:p text:style-name="P3"><text:span text:style-name="T1">Alternate Flow </text:span><text:span text:style-name="T3">1</text:span><text:span text:style-name="T2">:</text:span><text:span text:style-name="T4"> </text:span></text:p>
      <text:p text:style-name="P15"><text:span text:style-name="T4">1</text:span><text:span text:style-name="T6">B</text:span><text:span text:style-name="T4">. <text:s text:c="2"/></text:span><text:span text:style-name="T9">The </text:span><text:span text:style-name="T4">App receives an interrupt signal from the operating system and looses focus.</text:span></text:p>
      <text:p text:style-name="P15"><text:span text:style-name="T4">2</text:span><text:span text:style-name="T6">B.</text:span><text:span text:style-name="T4"> <text:s text:c="2"/></text:span><text:span text:style-name="T9">The </text:span><text:span text:style-name="T4">App regains focus and resumes at the step where it had lost focu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8:04:46.622000000</meta:creation-date>
    <dc:date>2016-01-27T12:38:28.890000000</dc:date>
    <meta:editing-duration>PT47M35S</meta:editing-duration>
    <meta:editing-cycles>8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49" meta:character-count="829" meta:non-whitespace-character-count="695"/>
  </office:meta>
</office:document-meta>
</file>